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Numeracion" style:list-style-name="L1">
      <style:text-properties style:font-name="Arial" fo:font-weight="normal" style:font-weight-asian="normal" style:font-weight-complex="normal"/>
    </style:style>
    <style:style style:name="P7" style:family="paragraph" style:parent-style-name="Numeracion" style:list-style-name="L1">
      <style:text-properties style:font-name="Arial" fo:font-weight="normal" officeooo:paragraph-rsid="002433c7" style:font-weight-asian="normal" style:font-weight-complex="normal"/>
    </style:style>
    <style:style style:name="P8" style:family="paragraph" style:parent-style-name="Numeracion" style:list-style-name="L1">
      <style:text-properties style:font-name="Arial" fo:font-weight="normal" officeooo:paragraph-rsid="0028815b" style:font-weight-asian="normal" style:font-weight-complex="normal"/>
    </style:style>
    <style:style style:name="P9" style:family="paragraph" style:parent-style-name="Numeracion" style:list-style-name="L1">
      <style:text-properties style:font-name="Arial" fo:font-weight="normal" officeooo:rsid="002433c7" officeooo:paragraph-rsid="002433c7" style:font-weight-asian="normal" style:font-weight-complex="normal"/>
    </style:style>
    <style:style style:name="P10" style:family="paragraph" style:parent-style-name="Numeracion" style:list-style-name="L1">
      <style:text-properties style:font-name="Arial" fo:font-weight="normal" officeooo:rsid="001e7f8e" officeooo:paragraph-rsid="002433c7" style:font-weight-asian="normal" style:font-weight-complex="normal"/>
    </style:style>
    <style:style style:name="P11" style:family="paragraph" style:parent-style-name="Numeracion" style:list-style-name="L1">
      <style:text-properties style:font-name="Arial" fo:font-weight="normal" officeooo:rsid="001e8e9d" officeooo:paragraph-rsid="001e8e9d" style:font-weight-asian="normal" style:font-weight-complex="normal"/>
    </style:style>
    <style:style style:name="P12" style:family="paragraph" style:parent-style-name="Numeracion" style:list-style-name="L1">
      <style:text-properties style:font-name="Arial" fo:font-weight="normal" officeooo:rsid="001fa358" officeooo:paragraph-rsid="001fa358" style:font-weight-asian="normal" style:font-weight-complex="normal"/>
    </style:style>
    <style:style style:name="P13" style:family="paragraph" style:parent-style-name="Numeracion" style:list-style-name="L1">
      <style:text-properties style:font-name="Arial" fo:font-weight="normal" officeooo:rsid="0025989f" officeooo:paragraph-rsid="0025989f" style:font-weight-asian="normal" style:font-weight-complex="normal"/>
    </style:style>
    <style:style style:name="P14" style:family="paragraph" style:parent-style-name="Numeracion" style:list-style-name="L1" style:master-page-name="">
      <loext:graphic-properties draw:fill="none"/>
      <style:paragraph-properties fo:margin-top="0cm" fo:margin-bottom="0.9cm" loext:contextual-spacing="false" fo:text-align="justify" style:justify-single-word="false" style:page-number="auto" fo:background-color="transparent" style:shadow="none"/>
      <style:text-properties style:font-name="Arial" fo:font-weight="normal" officeooo:paragraph-rsid="0028815b" style:font-weight-asian="normal" style:font-weight-complex="normal"/>
    </style:style>
    <style:style style:name="P15" style:family="paragraph" style:parent-style-name="Standard" style:master-page-name="Standard">
      <style:paragraph-properties fo:text-align="justify" style:justify-single-word="false" style:page-number="1"/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Arial"/>
    </style:style>
    <style:style style:name="T2" style:family="text">
      <style:text-properties officeooo:rsid="001d6f5e"/>
    </style:style>
    <style:style style:name="T3" style:family="text">
      <style:text-properties officeooo:rsid="001e2c73"/>
    </style:style>
    <style:style style:name="T4" style:family="text">
      <style:text-properties officeooo:rsid="001e7f8e"/>
    </style:style>
    <style:style style:name="T5" style:family="text">
      <style:text-properties officeooo:rsid="001e8e9d"/>
    </style:style>
    <style:style style:name="T6" style:family="text">
      <style:text-properties officeooo:rsid="001fa358"/>
    </style:style>
    <style:style style:name="T7" style:family="text">
      <style:text-properties fo:font-style="italic" officeooo:rsid="001fa358" style:font-style-asian="italic" style:font-style-complex="italic"/>
    </style:style>
    <style:style style:name="T8" style:family="text">
      <style:text-properties officeooo:rsid="00218724"/>
    </style:style>
    <style:style style:name="T9" style:family="text">
      <style:text-properties officeooo:rsid="002433c7"/>
    </style:style>
    <style:style style:name="T10" style:family="text">
      <style:text-properties officeooo:rsid="002881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/>
      <text:p text:style-name="P2">IDENTIFICACIÓN DE PRECONCEPTOS</text:p>
      <text:p text:style-name="P2"/>
      <text:p text:style-name="P5"/>
      <text:p text:style-name="P4">Por favor, responde brevemente a las siguientes cuestiones </text:p>
      <text:p text:style-name="P4"/>
      <text:p text:style-name="P4"/>
      <text:list xml:id="list3602648688087344125" text:style-name="L1">
        <text:list-item>
          <text:p text:style-name="P6">¿Qué es <text:span text:style-name="T2">una empresa</text:span>? <text:span text:style-name="T2">¿Qué función tienen las empresas? </text:span></text:p>
        </text:list-item>
        <text:list-item>
          <text:p text:style-name="P6">¿Qué <text:span text:style-name="T2">hace falta para ser un empresario? ¿en qué se diferencia del propietario de la empresa? </text:span>¿<text:span text:style-name="T3">Puede un gobierno tener empresas</text:span>? Cita alg<text:span text:style-name="T3">ú</text:span>n ejemplo</text:p>
        </text:list-item>
        <text:list-item>
          <text:p text:style-name="P6">¿Qué <text:span text:style-name="T3">es la actividad empresarial de un empresa? ¿y su ámbito de actuación?</text:span></text:p>
        </text:list-item>
        <text:list-item>
          <text:p text:style-name="P6">¿<text:span text:style-name="T4">En qué se diferencian un monopolio y un oligopolio?</text:span></text:p>
        </text:list-item>
        <text:list-item>
          <text:p text:style-name="P6">¿<text:span text:style-name="T4">A qué se dedican las empresas del sector terciario? ¿y las del secundario?</text:span></text:p>
        </text:list-item>
        <text:list-item>
          <text:p text:style-name="P6">¿Qué es un <text:span text:style-name="T4">organigrama? ¿Sabrías definir el organigrama del IES Serpis?</text:span></text:p>
        </text:list-item>
        <text:list-item>
          <text:p text:style-name="P7">¿Qué es un <text:span text:style-name="T9">pedido? ¿En qué se diferencia de una factura?</text:span></text:p>
        </text:list-item>
        <text:list-item>
          <text:p text:style-name="P9">¿Para qué se utiliza un albarán? </text:p>
        </text:list-item>
        <text:list-item>
          <text:p text:style-name="P9">¿Cuál es la función de las factura proforma?</text:p>
        </text:list-item>
        <text:list-item>
          <text:p text:style-name="P10">¿Conoces algún método de valoración del inventario de una empresa?</text:p>
        </text:list-item>
        <text:list-item>
          <text:p text:style-name="P6">¿Qué es u<text:span text:style-name="T5">n ERP?</text:span></text:p>
        </text:list-item>
        <text:list-item>
          <text:p text:style-name="P11">¿Qué es un CRM?</text:p>
        </text:list-item>
        <text:list-item>
          <text:p text:style-name="P11">¿Qué es un BI?</text:p>
        </text:list-item>
        <text:list-item>
          <text:p text:style-name="P6">¿<text:span text:style-name="T5">En qué se diferencia el software libre del propietario?</text:span></text:p>
        </text:list-item>
        <text:list-item>
          <text:p text:style-name="P14"><text:soft-page-break/><text:s/><text:span text:style-name="T6">¿Sabes lo que es un </text:span><text:span text:style-name="T7">mainframe</text:span><text:span text:style-name="T6">?</text:span></text:p>
        </text:list-item>
        <text:list-item>
          <text:p text:style-name="P8">¿Qué <text:span text:style-name="T10">es</text:span> <text:span text:style-name="T6">el </text:span><text:span text:style-name="T7">cloud computing</text:span>?</text:p>
        </text:list-item>
        <text:list-item>
          <text:p text:style-name="P12"><text:span text:style-name="T6">¿</text:span>Qué quiere decir que un software se adquiere bajo la modalidad SaaS? <text:span text:style-name="T8">¿en qué se diferencia de un modelo IaaS?</text:span></text:p>
        </text:list-item>
        <text:list-item>
          <text:p text:style-name="P9">¿Sabes el nombre de algún ERP?</text:p>
        </text:list-item>
        <text:list-item>
          <text:p text:style-name="P9">¿Habías oído hablar alguna vez de OpenERP/<text:span text:style-name="T10">Odoo</text:span>?</text:p>
        </text:list-item>
        <text:list-item>
          <text:p text:style-name="P9">¿Qué sabes de Python?</text:p>
        </text:list-item>
        <text:list-item>
          <text:p text:style-name="P9">¿Qué sabes de PostgresSQL?</text:p>
        </text:list-item>
        <text:list-item>
          <text:p text:style-name="P13">¿En qué consiste el <text:span text:style-name="T10">patrón de arquitectura</text:span> de programación MVC? ¿Es lo mismo que <text:span text:style-name="T10">la arquitectura </text:span>cliente-servidor?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5.2.6.2$Windows_x86 LibreOffice_project/a3100ed2409ebf1c212f5048fbe377c281438fdc</meta:generator>
    <meta:editing-duration>PT1H27M10S</meta:editing-duration>
    <meta:editing-cycles>36</meta:editing-cycles>
    <meta:initial-creator>Juanvi </meta:initial-creator>
    <dc:date>2017-09-12T01:02:15.386000000</dc:date>
    <meta:document-statistic meta:table-count="0" meta:image-count="0" meta:object-count="0" meta:page-count="2" meta:paragraph-count="26" meta:word-count="246" meta:character-count="1387" meta:non-whitespace-character-count="1180"/>
  </office:meta>
</office:document-meta>
</file>